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99cc" draw:fill="solid" draw:fill-color="#9999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12pt" style:font-size-complex="12pt"/>
    </style:style>
    <style:style style:name="T1" style:family="text">
      <style:text-properties fo:font-size="8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437cm" svg:height="0.682cm" svg:x="1.405cm" svg:y="1.336cm">
          <text:p text:style-name="P1"><text:span text:style-name="T1">mod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437cm" svg:height="0.682cm" svg:x="1.405cm" svg:y="2.236cm">
          <text:p text:style-name="P1"><text:span text:style-name="T1">printm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437cm" svg:height="0.682cm" svg:x="1.405cm" svg:y="3.136cm">
          <text:p text:style-name="P1"><text:span text:style-name="T1">freemem_outputray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15:58:00.359015532</meta:creation-date>
    <dc:date>2015-07-08T16:22:41.545885746</dc:date>
    <meta:editing-duration>PT39M8S</meta:editing-duration>
    <meta:editing-cycles>3</meta:editing-cycles>
    <meta:generator>LibreOffice/4.2.8.2$Linux_X86_64 LibreOffice_project/420m0$Build-2</meta:generator>
    <meta:document-statistic meta:object-count="3"/>
  </office:meta>
</office:document-meta>
</file>